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280" officeooo:paragraph-rsid="0002a2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екоторые случайные встречи могут изменить нашу жизнь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21:04:12.182345511</meta:creation-date>
    <dc:date>2023-01-25T21:06:16.344307810</dc:date>
    <meta:editing-duration>PT2M4S</meta:editing-duration>
    <meta:editing-cycles>1</meta:editing-cycles>
    <meta:document-statistic meta:table-count="0" meta:image-count="0" meta:object-count="0" meta:page-count="1" meta:paragraph-count="1" meta:word-count="7" meta:character-count="53" meta:non-whitespace-character-count="47"/>
    <meta:generator>LibreOffice/7.3.7.2$Linux_X86_64 LibreOffice_project/30$Build-2</meta:generator>
  </office:meta>
</office:document-meta>
</file>